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ca9" officeooo:paragraph-rsid="0013bca9"/>
    </style:style>
    <style:style style:name="P2" style:family="paragraph" style:parent-style-name="Standard">
      <style:text-properties officeooo:rsid="0013bca9" officeooo:paragraph-rsid="00141dde"/>
    </style:style>
    <style:style style:name="P3" style:family="paragraph" style:parent-style-name="Standard">
      <style:text-properties officeooo:rsid="0013bca9" officeooo:paragraph-rsid="0015f54f"/>
    </style:style>
    <style:style style:name="P4" style:family="paragraph" style:parent-style-name="Standard">
      <style:text-properties officeooo:rsid="0013f8e9" officeooo:paragraph-rsid="0013f8e9"/>
    </style:style>
    <style:style style:name="P5" style:family="paragraph" style:parent-style-name="Standard">
      <style:text-properties officeooo:rsid="00141dde" officeooo:paragraph-rsid="00141dde"/>
    </style:style>
    <style:style style:name="P6" style:family="paragraph" style:parent-style-name="Preformatted_20_Text">
      <style:text-properties officeooo:rsid="0013bca9" officeooo:paragraph-rsid="0015f54f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1675a6" officeooo:paragraph-rsid="001675a6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173808" officeooo:paragraph-rsid="00173808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173808" officeooo:paragraph-rsid="00176139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173808" officeooo:paragraph-rsid="0018d8e8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73808" officeooo:paragraph-rsid="001be233"/>
    </style:style>
    <style:style style:name="T1" style:family="text">
      <style:text-properties officeooo:rsid="0013bca9"/>
    </style:style>
    <style:style style:name="T2" style:family="text">
      <style:text-properties officeooo:rsid="00141dde"/>
    </style:style>
    <style:style style:name="T3" style:family="text">
      <style:text-properties style:font-name="Liberation Serif"/>
    </style:style>
    <style:style style:name="T4" style:family="text">
      <style:text-properties officeooo:rsid="00176139"/>
    </style:style>
    <style:style style:name="T5" style:family="text">
      <style:text-properties officeooo:rsid="0018d8e8"/>
    </style:style>
    <style:style style:name="T6" style:family="text">
      <style:text-properties officeooo:rsid="0018f995"/>
    </style:style>
    <style:style style:name="T7" style:family="text">
      <style:text-properties officeooo:rsid="001a4b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:flex</text:p>
      <text:p text:style-name="P1">jusityfy-content:</text:p>
      <text:p text:style-name="P1"><text:tab/>+flex-start:</text:p>
      <text:p text:style-name="P1"><text:tab/>+flex-end:</text:p>
      <text:p text:style-name="P1"><text:tab/>+center:</text:p>
      <text:p text:style-name="P1"><text:tab/>+space-between</text:p>
      <text:p text:style-name="P1"><text:tab/>+space-around</text:p>
      <text:p text:style-name="P1">align-items:</text:p>
      <text:p text:style-name="P1"><text:tab/>+flex-start</text:p>
      <text:p text:style-name="P1"><text:tab/>+flex-end</text:p>
      <text:p text:style-name="P1"><text:tab/>+center</text:p>
      <text:p text:style-name="P1"><text:tab/>+baseline</text:p>
      <text:p text:style-name="P1"><text:tab/>+stretch</text:p>
      <text:p text:style-name="P1">flex-direction:</text:p>
      <text:p text:style-name="P1"><text:tab/>+row</text:p>
      <text:p text:style-name="P1"><text:tab/>+column</text:p>
      <text:p text:style-name="P1"><text:tab/>+row-reverse</text:p>
      <text:p text:style-name="P1"><text:tab/>+column-reverse</text:p>
      <text:p text:style-name="P4">flex-wrap:</text:p>
      <text:p text:style-name="P4"><text:tab/>+wrap</text:p>
      <text:p text:style-name="P4"><text:tab/>+nowrap</text:p>
      <text:p text:style-name="P4"><text:tab/>+wrap-reverse</text:p>
      <text:p text:style-name="P4">flex-flow:flex-direction flex-wrap //<text:span text:style-name="T2">shorthand</text:span></text:p>
      <text:p text:style-name="P4">//</text:p>
      <text:p text:style-name="P5">align-self:</text:p>
      <text:p text:style-name="P5"><text:tab/><text:span text:style-name="T1">+flex-start</text:span></text:p>
      <text:p text:style-name="P2"><text:tab/>+flex-end</text:p>
      <text:p text:style-name="P2"><text:tab/>+center</text:p>
      <text:p text:style-name="P2"><text:tab/>+baseline</text:p>
      <text:p text:style-name="P2"><text:span text:style-name="Source_20_Text"><text:tab/>+stretch</text:span></text:p>
      <text:p text:style-name="P2">align-<text:span text:style-name="T2">content</text:span>:</text:p>
      <text:p text:style-name="P3"><text:tab/>+flex-start:</text:p>
      <text:p text:style-name="P3"><text:tab/>+flex-end:</text:p>
      <text:p text:style-name="P3"><text:tab/>+center:</text:p>
      <text:p text:style-name="P3"><text:tab/>+space<text:span text:style-name="T3">-betwe</text:span>en</text:p>
      <text:p text:style-name="P3"><text:span text:style-name="Source_20_Text"><text:tab/>+space-around</text:span></text:p>
      <text:p text:style-name="P3"><text:span text:style-name="Source_20_Text">//////////////////</text:span></text:p>
      <text:p text:style-name="P6"><text:bookmark text:name="before"/><text:span text:style-name="Source_20_Text">#garden {</text:span></text:p>
      <text:p text:style-name="Preformatted_20_Text"><text:s text:c="2"/>display: grid;</text:p>
      <text:p text:style-name="Preformatted_20_Text"><text:s text:c="2"/>grid-template-columns: 20% 20% 20% 20% 20%;</text:p>
      <text:p text:style-name="Preformatted_20_Text"><text:s text:c="2"/>grid-template-rows: 20% 20% 20% 20% 20%;</text:p>
      <text:p text:style-name="P7">}</text:p>
      <text:p text:style-name="P8">grid-column-start<text:span text:style-name="Source_20_Text">: </text:span><text:span text:style-name="Source_20_Text">interger span &lt;interger&gt;</text:span></text:p>
      <text:p text:style-name="P8"><text:span text:style-name="Source_20_Text">grid-column-end:interger span &lt;interger&gt;</text:span></text:p>
      <text:p text:style-name="P8"><text:span text:style-name="Source_20_Text">grid-column:grid-column-start/grid-column-end</text:span></text:p>
      <text:p text:style-name="P8"><text:span text:style-name="Source_20_Text">grid-row-start:interger span &lt;interger&gt;</text:span></text:p>
      <text:p text:style-name="P9"><text:span text:style-name="Source_20_Text"><text:span text:style-name="T4">grid-area:grid-row-start/grid-column-start/grid-row-end/grid-column-end</text:span></text:span></text:p>
      <text:p text:style-name="P10"><text:span text:style-name="Source_20_Text"><text:span text:style-name="T5">order:interger</text:span></text:span></text:p>
      <text:p text:style-name="P10"><text:bookmark text:name="after"/><text:soft-page-break/><text:span text:style-name="Source_20_Text">grid-template-rows: 20% 20% 20% 20% 20%;</text:span></text:p>
      <text:p text:style-name="P10"><text:span text:style-name="Source_20_Text"><text:tab/><text:tab/><text:tab/><text:tab/></text:span><text:span text:style-name="Source_20_Text"><text:span text:style-name="T7">100px 3em 20</text:span></text:span></text:p>
      <text:p text:style-name="P10"><text:span text:style-name="Source_20_Text"><text:tab/><text:tab/><text:tab/><text:tab/></text:span><text:span text:style-name="Source_20_Text"><text:span text:style-name="T7">repeat(5,12.5%)</text:span></text:span></text:p>
      <text:p text:style-name="P10"><text:span text:style-name="Source_20_Text"><text:tab/><text:tab/><text:tab/><text:tab/></text:span><text:span text:style-name="Source_20_Text"><text:span text:style-name="T7">1fr 5fr</text:span></text:span></text:p>
      <text:p text:style-name="P10"><text:bookmark text:name="after2"/><text:span text:style-name="Source_20_Text">grid-template-</text:span><text:span text:style-name="Source_20_Text"><text:span text:style-name="T6">columns</text:span></text:span><text:span text:style-name="Source_20_Text">: 20% 20% 20% 20% 20%;</text:span><text:span text:style-name="Source_20_Text"><text:span text:style-name="T7">fr</text:span></text:span></text:p>
      <text:p text:style-name="P11"><text:span text:style-name="Source_20_Text">grid-template:</text:span><text:span text:style-name="Source_20_Text">grid-template-rows/grid-template-</text:span><text:span text:style-name="Source_20_Text"><text:span text:style-name="T6">columns</text:span></text:span></text:p>
      <text:p text:style-name="P1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40:17.687937475</meta:creation-date>
    <dc:date>2019-06-24T17:47:19.641636915</dc:date>
    <meta:editing-duration>PT14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88" meta:character-count="999" meta:non-whitespace-character-count="920"/>
  </office:meta>
</office:document-meta>
</file>